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1.9063in"/>
    </style:style>
    <style:style style:name="co4" style:family="table-column">
      <style:table-column-properties fo:break-before="auto" style:column-width="1.895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5209in"/>
    </style:style>
    <style:style style:name="co7" style:family="table-column">
      <style:table-column-properties fo:break-before="auto" style:column-width="2.1354in"/>
    </style:style>
    <style:style style:name="co8" style:family="table-column">
      <style:table-column-properties fo:break-before="auto" style:column-width="3.6146in"/>
    </style:style>
    <style:style style:name="co9" style:family="table-column">
      <style:table-column-properties fo:break-before="auto" style:column-width="0.83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me_los_datos_en_una_hoja_de_c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1" table:default-cell-style-name="ce2"/>
        <table:table-column table:style-name="co9" table:default-cell-style-name="Default"/>
        <table:table-column table:style-name="co9" table:number-columns-repeated="15359" table:default-cell-style-name="ce5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Apellido Paterno</text:p>
          </table:table-cell>
          <table:table-cell office:value-type="string" calcext:value-type="string">
            <text:p>Apellido Materno</text:p>
          </table:table-cell>
          <table:table-cell office:value-type="string" calcext:value-type="string">
            <text:p>Razon Social</text:p>
          </table:table-cell>
          <table:table-cell office:value-type="string" calcext:value-type="string">
            <text:p>Tipo Documento</text:p>
          </table:table-cell>
          <table:table-cell office:value-type="string" calcext:value-type="string">
            <text:p>Numero Documento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Tipo Respaldo</text:p>
          </table:table-cell>
          <table:table-cell office:value-type="string" calcext:value-type="string">
            <text:p>Documento Respaldo</text:p>
          </table:table-cell>
          <table:table-cell office:value-type="string" calcext:value-type="string">
            <text:p>Auto Conclusion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Ramírez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float" office:value="1234.56" calcext:value-type="float">
            <text:p>1234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emplo</text:p>
          </table:table-cell>
          <table:table-cell office:value-type="string" calcext:value-type="string">
            <text:p>SOLO PARA SUSPENSION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Pérez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765432" calcext:value-type="float">
            <text:p>987654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P</text:p>
          </table:table-cell>
          <table:table-cell office:value-type="float" office:value="567.89" calcext:value-type="float">
            <text:p>567.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jemplo</text:p>
          </table:table-cell>
          <table:table-cell office:value-type="string" calcext:value-type="string">
            <text:p>SOLO PARA SUSPENSION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Varga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223344" calcext:value-type="float">
            <text:p>112233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</text:p>
          </table:table-cell>
          <table:table-cell office:value-type="float" office:value="2345.67" calcext:value-type="float">
            <text:p>2345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emplo</text:p>
          </table:table-cell>
          <table:table-cell office:value-type="string" calcext:value-type="string">
            <text:p>SOLO PARA SUSPENSION</text:p>
          </table:table-cell>
          <table:table-cell table:number-columns-repeated="1637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 Empresa SRL</text:p>
          </table:table-cell>
          <table:table-cell office:value-type="float" office:value="1" calcext:value-type="float">
            <text:p>1</text:p>
          </table:table-cell>
          <table:table-cell office:value-type="float" office:value="4545555" calcext:value-type="float">
            <text:p>454555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Ejemplo</text:p>
          </table:table-cell>
          <table:table-cell office:value-type="string" calcext:value-type="string">
            <text:p>SOLO PARA SUSPENSION</text:p>
          </table:table-cell>
          <table:table-cell table:number-columns-repeated="16371"/>
        </table:table-row>
        <table:table-row table:style-name="ro2">
          <table:table-cell table:number-columns-repeated="3"/>
          <table:table-cell table:style-name="ce3"/>
          <table:table-cell table:number-columns-repeated="16380"/>
        </table:table-row>
        <table:table-row table:style-name="ro2">
          <table:table-cell table:number-columns-repeated="7"/>
          <table:table-cell table:style-name="ce3"/>
          <table:table-cell table:number-columns-repeated="2"/>
          <table:table-cell table:style-name="ce3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office:value-type="string" calcext:value-type="string">
            <text:p>TIPO DOCUMENTO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1 – NIT (Jurídica)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2 – Cédula de Identidad (Natural)</text:p>
          </table:table-cell>
          <table:table-cell table:number-columns-repeated="4"/>
          <table:table-cell table:style-name="ce3"/>
          <table:table-cell table:number-columns-repeated="16375"/>
        </table:table-row>
        <table:table-row table:style-name="ro2">
          <table:table-cell table:number-columns-repeated="3"/>
          <table:table-cell office:value-type="string" calcext:value-type="string">
            <text:p>3 – RUC (Jurídica)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4 – Pasaporte (Natural)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5 – C.I. Persona Extranjera (Natural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office:value-type="string" calcext:value-type="string">
            <text:p>EXTENSION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CH – Chuquisaca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LP – La Paz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CB – Cochabamba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OR – Oruro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PO – Potosí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TJ – Tarija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SC – Santa Cruz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BE – Beni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PA – Pando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PE – Persona Extranjera (Solo documento 2 y 5).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office:value-type="string" calcext:value-type="string">
            <text:p>TIPO RESPALDO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1 – PIET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2 – PC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3 – AAPA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4 – RS</text:p>
          </table:table-cell>
          <table:table-cell table:number-columns-repeated="16380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f4f281f562fb585d46b0af5755dfe1eb6adc047f</meta:generator>
    <dc:date>2025-05-28T17:28:38.625381414</dc:date>
    <meta:editing-cycles>13</meta:editing-cycles>
    <meta:editing-duration>PT1H54M56S</meta:editing-duration>
    <meta:document-statistic meta:table-count="1" meta:cell-count="78" meta:object-count="0"/>
  </office:meta>
</office:document-meta>
</file>